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4cm" svg:x="1.4cm" svg:y="0.837cm" presentation:class="subtitle">
          <draw:text-box>
            <text:p>ExtJs widget event handling</text:p>
            <text:p>Mark Veltzer</text:p>
            <text:p>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Ext.util.Observable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All widget event handling is based on <text:span text:style-name="T1">Ext.util.Observable</text:span> (see separate presentation).</text:p>
              </text:list-item>
              <text:list-item>
                <text:p>In order to handle events properly your widget must containing <text:span text:style-name="T1">Ext.util.Observable</text:span> as a mixin.</text:p>
              </text:list-item>
              <text:list-item>
                <text:p>All regular ExtJs widgets have it.</text:p>
              </text:list-item>
              <text:list-item>
                <text:p>If you are writing your own classes then mix this one in to get the same API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gistering event handler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First check the documentation as to what data is provided by the event handler.</text:p>
              </text:list-item>
              <text:list-item>
                <text:p>Second, use the <text:span text:style-name="T1">on </text:span><text:span text:style-name="T2">method </text:span><text:span text:style-name="T2">and the event name </text:span><text:span text:style-name="T2">to register:</text:span></text:p>
                <text:p><text:span text:style-name="T1">myButton.on('click', function(btn, e, eOpts) {</text:span></text:p>
                <text:list>
                  <text:list-item>
                    <text:list>
                      <text:list-header>
                        <text:p><text:span text:style-name="T1">// event handling here</text:span></text:p>
                      </text:list-header>
                    </text:list>
                  </text:list-item>
                </text:list>
                <text:p><text:span text:style-name="T1">})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rguments to event handlers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<text:span text:style-name="T2">First argument is the button itself so that you could share event handlers between widgets.</text:span></text:p>
              </text:list-item>
              <text:list-item>
                <text:p><text:span text:style-name="T2">Other arguments are more event specific (see the docs per event).</text:span></text:p>
              </text:list-item>
              <text:list-item>
                <text:p><text:span text:style-name="T2">If the event you are registering on is a DOM event then the second argument is usually the </text:span><text:span text:style-name="T1">Ext.EventObject</text:span><text:span text:style-name="T2"> ExtJs DOM event wrapper.</text:span></text:p>
              </text:list-item>
              <text:list-item>
                <text:p><text:span text:style-name="T2">You can use this object to find information about the event and handle bubbl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dding event handlers when extending widget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When extending widgets there is a better way to register event handlers than calling the <text:span text:style-name="T1">on </text:span><text:span text:style-name="T2">method.</text:span></text:p>
              </text:list-item>
              <text:list-item>
                <text:p><text:span text:style-name="T2">Declare a </text:span><text:span text:style-name="T1">listeners </text:span><text:span text:style-name="T2">attribute with the list event names and methods that will respond.</text:span></text:p>
              </text:list-item>
              <text:list-item>
                <text:p><text:span text:style-name="T2">See example (</text:span><text:span text:style-name="T1">event_listeners.html</text:span><text:span text:style-name="T2">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8T06:08:39</meta:creation-date>
    <meta:editing-duration>PT7M39S</meta:editing-duration>
    <meta:editing-cycles>4</meta:editing-cycles>
    <dc:date>2012-05-18T06:22:09</dc:date>
    <meta:generator>LibreOffice/3.5$Linux_x86 LibreOffice_project/350m1$Build-2</meta:generator>
    <meta:document-statistic meta:object-count="40"/>
  </office:meta>
</office:document-meta>
</file>